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ae56f3" officeooo:paragraph-rsid="05ae56f3"/>
    </style:style>
    <style:style style:name="P5" style:family="paragraph" style:parent-style-name="Text_20_body">
      <style:text-properties officeooo:rsid="05b6fa51" officeooo:paragraph-rsid="05b6fa51"/>
    </style:style>
    <style:style style:name="P6" style:family="paragraph" style:parent-style-name="Heading_20_2">
      <style:text-properties officeooo:rsid="05735d0c" officeooo:paragraph-rsid="05a28d3e"/>
    </style:style>
    <style:style style:name="P7" style:family="paragraph" style:parent-style-name="Heading_20_2">
      <style:text-properties officeooo:rsid="05735d0c" officeooo:paragraph-rsid="05ad8a96"/>
    </style:style>
    <style:style style:name="P8" style:family="paragraph" style:parent-style-name="Heading_20_2">
      <style:text-properties officeooo:rsid="05735d0c" officeooo:paragraph-rsid="05b6fa51"/>
    </style:style>
    <style:style style:name="P9" style:family="paragraph" style:parent-style-name="Heading_20_2">
      <style:text-properties officeooo:rsid="05735d0c" officeooo:paragraph-rsid="05bb0175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ad8a96" officeooo:paragraph-rsid="05ad8a96"/>
    </style:style>
    <style:style style:name="P11" style:family="paragraph" style:parent-style-name="Heading_20_2">
      <style:paragraph-properties fo:text-align="end" style:justify-single-word="false" style:writing-mode="rl-tb"/>
      <style:text-properties officeooo:rsid="05735d0c" officeooo:paragraph-rsid="05ae56f3"/>
    </style:style>
    <style:style style:name="P12" style:family="paragraph" style:parent-style-name="Heading_20_2">
      <style:paragraph-properties fo:text-align="end" style:justify-single-word="false" style:writing-mode="rl-tb"/>
      <style:text-properties officeooo:rsid="05735d0c" officeooo:paragraph-rsid="05c28032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5be395e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5d927c5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5daec08" officeooo:paragraph-rsid="05daec08"/>
    </style:style>
    <style:style style:name="P16" style:family="paragraph" style:parent-style-name="Text_20_body" style:list-style-name="L1">
      <style:paragraph-properties fo:text-align="end" style:justify-single-word="false" style:writing-mode="rl-tb"/>
      <style:text-properties officeooo:paragraph-rsid="05d7393c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daec08" officeooo:paragraph-rsid="05daec08"/>
    </style:style>
    <style:style style:name="P18" style:family="paragraph" style:parent-style-name="Text_20_body" style:list-style-name="L1">
      <style:paragraph-properties fo:text-align="end" style:justify-single-word="false" style:writing-mode="rl-tb"/>
      <style:text-properties officeooo:rsid="05b6fa51" officeooo:paragraph-rsid="05e8dc18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b6fa51" officeooo:paragraph-rsid="05dd7374"/>
    </style:style>
    <style:style style:name="P20" style:family="paragraph" style:parent-style-name="Text_20_body" style:list-style-name="L1">
      <style:paragraph-properties fo:text-align="end" style:justify-single-word="false" style:writing-mode="rl-tb"/>
      <style:text-properties officeooo:rsid="05c386d6" officeooo:paragraph-rsid="05e15b05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c386d6" officeooo:paragraph-rsid="05e15b05"/>
    </style:style>
    <style:style style:name="P22" style:family="paragraph" style:parent-style-name="Text_20_body" style:list-style-name="L1">
      <style:paragraph-properties fo:text-align="end" style:justify-single-word="false" style:writing-mode="rl-tb"/>
      <style:text-properties officeooo:rsid="05e37c81" officeooo:paragraph-rsid="05e37c81"/>
    </style:style>
    <style:style style:name="P23" style:family="paragraph" style:parent-style-name="Text_20_body" style:list-style-name="L1">
      <style:paragraph-properties fo:text-align="end" style:justify-single-word="false" style:writing-mode="rl-tb"/>
      <style:text-properties officeooo:rsid="05e8d489" officeooo:paragraph-rsid="05e8d489"/>
    </style:style>
    <style:style style:name="P24" style:family="paragraph" style:parent-style-name="Text_20_body">
      <style:text-properties officeooo:rsid="05be395e" officeooo:paragraph-rsid="05d2c63a"/>
    </style:style>
    <style:style style:name="P25" style:family="paragraph" style:parent-style-name="Text_20_body">
      <style:text-properties officeooo:rsid="05d39837" officeooo:paragraph-rsid="05d83e4b"/>
    </style:style>
    <style:style style:name="P26" style:family="paragraph" style:parent-style-name="Text_20_body" style:list-style-name="L2">
      <style:text-properties fo:font-style="italic" officeooo:rsid="05d2c63a" officeooo:paragraph-rsid="05d83e4b" style:font-style-asian="italic" style:font-style-complex="italic"/>
    </style:style>
    <style:style style:name="P27" style:family="paragraph" style:parent-style-name="Text_20_body" style:list-style-name="L3">
      <style:text-properties fo:font-style="italic" officeooo:rsid="05d89f39" officeooo:paragraph-rsid="05d927c5" style:font-style-asian="italic" style:font-style-complex="italic"/>
    </style:style>
    <style:style style:name="P28" style:family="paragraph" style:parent-style-name="Text_20_body" style:list-style-name="L4">
      <style:text-properties fo:font-style="italic" officeooo:rsid="05e6da73" officeooo:paragraph-rsid="05e6da73" style:font-style-asian="italic" style:font-style-complex="italic"/>
    </style:style>
    <style:style style:name="P29" style:family="paragraph" style:parent-style-name="Text_20_body">
      <style:text-properties officeooo:rsid="059c86c4" officeooo:paragraph-rsid="05a28d3e"/>
    </style:style>
    <style:style style:name="P30" style:family="paragraph" style:parent-style-name="Text_20_body">
      <style:text-properties officeooo:rsid="05c386d6" officeooo:paragraph-rsid="05c386d6"/>
    </style:style>
    <style:style style:name="P31" style:family="paragraph" style:parent-style-name="Text_20_body">
      <style:text-properties officeooo:rsid="05af24b4" officeooo:paragraph-rsid="05af24b4"/>
    </style:style>
    <style:style style:name="P32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316ce"/>
    </style:style>
    <style:style style:name="T3" style:family="text">
      <style:text-properties officeooo:rsid="05a531e6"/>
    </style:style>
    <style:style style:name="T4" style:family="text">
      <style:text-properties officeooo:rsid="05a9c9df"/>
    </style:style>
    <style:style style:name="T5" style:family="text">
      <style:text-properties officeooo:rsid="05ad8a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5af24b4"/>
    </style:style>
    <style:style style:name="T8" style:family="text">
      <style:text-properties officeooo:rsid="05b069d4"/>
    </style:style>
    <style:style style:name="T9" style:family="text">
      <style:text-properties officeooo:rsid="05b24a38"/>
    </style:style>
    <style:style style:name="T10" style:family="text">
      <style:text-properties officeooo:rsid="05b3b552"/>
    </style:style>
    <style:style style:name="T11" style:family="text">
      <style:text-properties officeooo:rsid="05b7685e"/>
    </style:style>
    <style:style style:name="T12" style:family="text">
      <style:text-properties officeooo:rsid="05b7cbae"/>
    </style:style>
    <style:style style:name="T13" style:family="text">
      <style:text-properties officeooo:rsid="05bb6e35"/>
    </style:style>
    <style:style style:name="T14" style:family="text">
      <style:text-properties officeooo:rsid="05bc609d"/>
    </style:style>
    <style:style style:name="T15" style:family="text">
      <style:text-properties officeooo:rsid="0596ca4a"/>
    </style:style>
    <style:style style:name="T16" style:family="text">
      <style:text-properties officeooo:rsid="05bf149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5c317e5"/>
    </style:style>
    <style:style style:name="T19" style:family="text">
      <style:text-properties officeooo:rsid="05c43d73"/>
    </style:style>
    <style:style style:name="T20" style:family="text">
      <style:text-properties officeooo:rsid="05cffecb"/>
    </style:style>
    <style:style style:name="T21" style:family="text">
      <style:text-properties officeooo:rsid="05d39837"/>
    </style:style>
    <style:style style:name="T22" style:family="text">
      <style:text-properties officeooo:rsid="05d7393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5d7393c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5e8dc18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5eab154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5ee88e5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5d7393c" style:font-style-asian="italic" style:font-style-complex="italic"/>
    </style:style>
    <style:style style:name="T30" style:family="text">
      <style:text-properties fo:font-style="italic" officeooo:rsid="05d927c5" style:font-style-asian="italic" style:font-style-complex="italic"/>
    </style:style>
    <style:style style:name="T31" style:family="text">
      <style:text-properties fo:font-style="italic" officeooo:rsid="05dd7374" style:font-style-asian="italic" style:font-style-complex="italic"/>
    </style:style>
    <style:style style:name="T32" style:family="text">
      <style:text-properties fo:font-style="italic" officeooo:rsid="05e0ce5f" style:font-style-asian="italic" style:font-style-complex="italic"/>
    </style:style>
    <style:style style:name="T33" style:family="text">
      <style:text-properties fo:font-style="italic" officeooo:rsid="05e15b05" style:font-style-asian="italic" style:font-style-complex="italic"/>
    </style:style>
    <style:style style:name="T34" style:family="text">
      <style:text-properties fo:font-style="italic" officeooo:rsid="05e3003d" style:font-style-asian="italic" style:font-style-complex="italic"/>
    </style:style>
    <style:style style:name="T35" style:family="text">
      <style:text-properties fo:font-style="italic" officeooo:rsid="05e37c81" style:font-style-asian="italic" style:font-style-complex="italic"/>
    </style:style>
    <style:style style:name="T36" style:family="text">
      <style:text-properties fo:font-style="italic" officeooo:rsid="05c43d73" style:font-style-asian="italic" style:font-style-complex="italic"/>
    </style:style>
    <style:style style:name="T37" style:family="text">
      <style:text-properties fo:font-style="italic" officeooo:rsid="05e3dbe1" style:font-style-asian="italic" style:font-style-complex="italic"/>
    </style:style>
    <style:style style:name="T38" style:family="text">
      <style:text-properties fo:font-style="italic" officeooo:rsid="05e8d489" style:font-style-asian="italic" style:font-style-complex="italic"/>
    </style:style>
    <style:style style:name="T39" style:family="text">
      <style:text-properties fo:font-style="italic" officeooo:rsid="05e94ebb" style:font-style-asian="italic" style:font-style-complex="italic"/>
    </style:style>
    <style:style style:name="T40" style:family="text">
      <style:text-properties fo:font-style="italic" officeooo:rsid="05e9f825" style:font-style-asian="italic" style:font-style-complex="italic"/>
    </style:style>
    <style:style style:name="T41" style:family="text">
      <style:text-properties fo:font-style="italic" officeooo:rsid="05eab154" style:font-style-asian="italic" style:font-style-complex="italic"/>
    </style:style>
    <style:style style:name="T42" style:family="text">
      <style:text-properties fo:font-style="italic" officeooo:rsid="05ed5eac" style:font-style-asian="italic" style:font-style-complex="italic"/>
    </style:style>
    <style:style style:name="T43" style:family="text">
      <style:text-properties fo:font-style="italic" officeooo:rsid="05ee47fb" style:font-style-asian="italic" style:font-style-complex="italic"/>
    </style:style>
    <style:style style:name="T44" style:family="text">
      <style:text-properties fo:font-style="italic" officeooo:rsid="05ee88e5" style:font-style-asian="italic" style:font-style-complex="italic"/>
    </style:style>
    <style:style style:name="T45" style:family="text">
      <style:text-properties fo:font-style="italic" fo:font-weight="normal" officeooo:rsid="05e8dc18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5eab154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5ee88e5" style:font-style-asian="italic" style:font-weight-asian="normal" style:font-style-complex="italic" style:font-weight-complex="normal"/>
    </style:style>
    <style:style style:name="T48" style:family="text">
      <style:text-properties officeooo:rsid="05d83e4b"/>
    </style:style>
    <style:style style:name="T49" style:family="text">
      <style:text-properties style:text-underline-style="none" officeooo:rsid="05d39837"/>
    </style:style>
    <style:style style:name="T50" style:family="text">
      <style:text-properties officeooo:rsid="05d927c5"/>
    </style:style>
    <style:style style:name="T51" style:family="text">
      <style:text-properties officeooo:rsid="05e752a9"/>
    </style:style>
    <style:style style:name="T52" style:family="text">
      <style:text-properties officeooo:rsid="05e84b9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1">מטלה</text:span> <text:span text:style-name="T4">8 - חלוקה אמיתית ויעילה; חלוקת חדרים</text:span></text:h>
      <text:p text:style-name="P3">יש לענות על שאלה אחת לבחירתכם. הגשה בזוגות, עד תחילת ההרצאה הבאה.</text:p>
      <text:p text:style-name="P6">שאלה <text:span text:style-name="T4">1: חישוב חלוקה הוגנת ויעילה</text:span></text:p>
      <text:p text:style-name="P29"><text:span text:style-name="T2">עמי תמי וצומי</text:span> <text:span text:style-name="T2">רוצים </text:span>להשתמש במחשב-העל המחלקתי לצורך ביצוע חישובים מורכבים. <text:span text:style-name="T3">הערך של עמי הוא: 1*כמות הדיסק שהוא מקבל ועוד 2*כמות המעבד שהוא מקבל ועוד 3*כמות הזיכרון שהוא מקבל. הערכים של תמי ושל צומי נקבעים באופן דומה רק עם מספרים שונים (...) <text:s/>כיתבו פקודה בשפת Mathematica (או בשפה אחרת לבחירתכם) המוצאת חלוקה יעילה-פארטו וללא קנאה של משאבי המיחשוב.</text:span></text:p>
      <text:list xml:id="list8855459550748687586" text:style-name="L3">
        <text:list-item>
          <text:p text:style-name="P27"><text:span text:style-name="T6">פתרון</text:span>: <text:span text:style-name="T50">הפתרון של אהוד וסיימון נכון. אמנם כדי להריץ אותו ב"מתמטיקה" צריך להכניס תנאי-התחלה מתאימים לכל משתנה (כדי שלא יתחיל מערכים שליליים). הנה הפקודה שעובדת אצלי:</text:span></text:p>
        </text:list-item>
      </text:list>
      <text:p text:style-name="P14"><text:span text:style-name="T30">FindMaximum[{Log[3 m1 + 2 p1 + d1] + Log[6 m2 + 5 p2 + 4 d2] + <text:s text:c="3"/>Log[9 (1 - m1 - m2) + 8 (1 - p1 - p2) + 7 (1 - d1 - d2)], <text:s text:c="2"/>0 &lt;= m1 + m2 &lt;= 1, 0 &lt;= d1 + d2 &lt;= 1, 0 &lt;= p1 + p2 &lt;= 1, <text:s text:c="2"/>0 &lt;= m1 &lt;= 1, 0 &lt;= m2 &lt;= 1, 0 &lt;= p1 &lt;= 1, 0 &lt;= p2 &lt;= 1, <text:s text:c="2"/>0 &lt;= d1 &lt;= 1, <text:s text:c="2"/>0 &lt;= d2 &lt;= 1}, {{m1, 0.1}, {m2, 0.1}, {p1, 0.1}, {p2, 0.1}, {d1, <text:s text:c="3"/>0.1}, {d2, 0.1}}] </text:span></text:p>
      <text:p text:style-name="P17"><text:span text:style-name="T30">ו</text:span><text:span text:style-name="T28">התוצאה:</text:span></text:p>
      <text:p text:style-name="P15"><text:span text:style-name="T28">{4.67925, {m1 -&gt; 0.854165, m2 -&gt; 0.145833, p1 -&gt; 4.55487*10^-7, </text:span></text:p>
      <text:p text:style-name="P15"><text:span text:style-name="T28"><text:s text:c="2"/>p2 -&gt; 0.849998, d1 -&gt; 2.85534*10^-7, d2 -&gt; 1.84868*10^-6}}</text:span></text:p>
      <text:p text:style-name="P15"><text:span text:style-name="T28"/></text:p>
      <text:p text:style-name="P7">שאלה <text:span text:style-name="T5">2: חלוקה קשירה, יעילה וללא-קנאה</text:span></text:p>
      <text:p text:style-name="P10">למדנו שתמיד קיימת חלוקה שהיא <text:span text:style-name="T6">ללא-קנאה וקשירה</text:span>, וחלוקה שהיא <text:span text:style-name="T6">ללא-קנאה ויעילה</text:span>. <text:s/>בשאלה זו נראה שלא <text:span text:style-name="T10">תמיד </text:span>קיימת חלוקה שהיא <text:span text:style-name="T6">ללא-קנאה, קשירה, ויעילה</text:span> בו-זמנית<text:span text:style-name="T22"> (...) <text:s/></text:span></text:p>
      <text:list xml:id="list5743908793982634655" text:style-name="L1">
        <text:list-item>
          <text:p text:style-name="P16"><text:span text:style-name="T24">פתרון</text:span><text:span text:style-name="T29">: ראו </text:span><text:span text:style-name="T32">למשל </text:span><text:span text:style-name="T29">בפתרון של אביב ומש</text:span><text:span text:style-name="T32">ה.</text:span></text:p>
        </text:list-item>
      </text:list>
      <text:p text:style-name="P12">שאלה <text:span text:style-name="T18">3: חלוקה קשירה, יעילה ופרופורציונלית</text:span></text:p>
      <text:p text:style-name="P30">נניח שיש n שחקנים<text:span text:style-name="T19"> וכל אחד מהם רוצה חתיכה קשירה בלבד. הוכיחו שתמיד קיימת חלוקה שהיא גם יעילה-פארטו וגם פרופורציונלית.</text:span></text:p>
      <text:list xml:id="list11316731493987" text:continue-numbering="true" text:style-name="L1">
        <text:list-item>
          <text:p text:style-name="P20"><text:span text:style-name="T24">פתרון</text:span><text:span text:style-name="T29">: </text:span><text:span text:style-name="T33">אנחנו כבר יודעים שקיימת חלוקה פרופורציונלית. עכשיו, נניח </text:span><text:span text:style-name="T34">שהחלוקה אינה </text:span><text:span text:style-name="T33">יעילה-פארטו. זה אומר שקיים שיפור פארטו. נבצע את השיפור - החלוקה תישאר פרופורציונלית</text:span><text:span text:style-name="T34"> כי אף אחד לא הפסיד</text:span><text:span text:style-name="T33">. </text:span><text:span text:style-name="T34"><text:s/></text:span><text:span text:style-name="T33">נמשיך לבצע שיפורי-פארטו עוד ועוד</text:span><text:span text:style-name="T34">; כל שיפור </text:span><text:span text:style-name="T35">מגדיל את סכום הערכים, ולכן מתישהו ייגמרו השיפורים ונקבל חלוקה יעילה-פארטו.</text:span></text:p>
        </text:list-item>
        <text:list-item>
          <text:p text:style-name="P22"><text:soft-page-break/><text:span text:style-name="T35">ו</text:span><text:span text:style-name="T28">עכשיו </text:span><text:span text:style-name="T37">חידה</text:span><text:span text:style-name="T28"> לקוראים בבית: </text:span><text:span text:style-name="T44">לפי שאלה 2, לא </text:span><text:span text:style-name="T36">תמיד קיימת חלוקה </text:span><text:span text:style-name="T43">קשירה </text:span><text:span text:style-name="T36">שהיא גם יעילה-פארטו וגם </text:span><text:span text:style-name="T23">ללא-קנאה</text:span><text:span text:style-name="T47">. <text:s/>איך זה מסתדר עם ההוכחה למעלה - מדוע ההוכחה לא עובדת?</text:span></text:p>
        </text:list-item>
      </text:list>
      <text:p text:style-name="P21"><text:span text:style-name="T35"/></text:p>
      <text:p text:style-name="P11">שאלה <text:span text:style-name="T18">4: חלוקה אמיתית והוגנת של עוגה המחולקת לאיזורים</text:span></text:p>
      <text:p text:style-name="P4">נתונה עוגה המחולקת ל-k איזורים אחידים<text:span text:style-name="T7"> וידועים</text:span>. יש n שחקנים. לכל שחקן יש ערך שונה לכל אחד מהאיזורים<text:span text:style-name="T16">.</text:span> התפלגות הערך <text:span text:style-name="T16">של השחקן </text:span>היא אחידה בכל איזור.</text:p>
      <text:p text:style-name="P31">א. תארו אלגוריתם <text:span text:style-name="T6">אמיתי </text:span>המשיג חלוקה <text:span text:style-name="T6">פרופורציונליות </text:span><text:span text:style-name="T17">ו</text:span><text:span text:style-name="T6">ללא קנאה </text:span>של העוגה בין השחקנים.</text:p>
      <text:list xml:id="list3319370646844278340" text:style-name="L4">
        <text:list-item>
          <text:p text:style-name="P28"><text:span text:style-name="T6">פתרון</text:span>: פשוט מחלקים כל איזור ל-n חלקים ונותנים חלק אחד לכל שחקן. האלגוריתם אמיתי כי הוא בכלל לא מתחשב בערכים של השחקנים<text:span text:style-name="T51"> - לא משנה מה תגידו, תקבלו 1 חלקי n מכל איזור</text:span>.</text:p>
        </text:list-item>
      </text:list>
      <text:p text:style-name="P31">ב. איך זה מסתדר עם <text:span text:style-name="T8">משפט ה</text:span>אי-האפשרות <text:span text:style-name="T8">שנזכר </text:span>בהרצאה<text:span text:style-name="T9"> לגבי פונקציות-ערך לא בינאריות?</text:span></text:p>
      <text:list xml:id="list11314866078833" text:continue-numbering="true" text:style-name="L4">
        <text:list-item>
          <text:p text:style-name="P28"><text:span text:style-name="T6">פתרון</text:span>: משפט האי-אפשרות דיבר על חלוקה שהיא גם יעילה-פארטו (בנוסף לכל שאר התכונות). <text:span text:style-name="T52">החלוקה שתיארנו למעלה אינה יעילה-פארטו.</text:span></text:p>
        </text:list-item>
      </text:list>
      <text:p text:style-name="P8">שאלה <text:span text:style-name="T18">5: השמת חדרים אמיתית ויעילה</text:span></text:p>
      <text:p text:style-name="P5">נתונים n דיירים ו-n חדרים. לכל דייר יש ערך שונה לכל חדר; סכום הערכים של כל דייר שווה למחיר הדירה כולה (<text:span text:style-name="T14">נניח </text:span>100). <text:s text:c="2"/>אנחנו רוצים לגרום לכל דייר להגיד לנו מהו הערך האמיתי שלו לכל חדר, <text:span text:style-name="T13">ולשים כל דייר ב</text:span>חדר אחד<text:span text:style-name="T13">, </text:span>כך שסכום הערכים <text:span text:style-name="T11">של הדיירים לחדרים שלהם </text:span>יהיה מקסימלי.<text:span text:style-name="T48"> </text:span>להזכירכם, בהרצאות הקודמות למדנו שני מנגנונים אמיתיים כלליים: מיירסון ו-VCG.</text:p>
      <text:p text:style-name="P5">א. מדוע אי-אפשר <text:span text:style-name="T12">להשתמש </text:span>במנגנון של מיירסון <text:span text:style-name="T12">בבעיה </text:span>זו?</text:p>
      <text:p text:style-name="P5">ב. <text:span text:style-name="T12">הראו דוגמה להפעלה של </text:span>מנגנון וק"<text:span text:style-name="T12">ג על דירה בת 3 חדרים ו-3 דיירים</text:span>. <text:span text:style-name="T12">באיזה קושי מעשי ניתקל אם ננסה ליישם את תוצאות המנגנון במציאות?</text:span></text:p>
      <text:list xml:id="list11315542584955" text:continue-list="list11316731493987" text:style-name="L1">
        <text:list-item>
          <text:p text:style-name="P18"><text:span text:style-name="T26">פתרון</text:span><text:span text:style-name="T46">: ראו בפתרון של </text:span><text:span text:style-name="T45">קוסטיה ויוגב: </text:span><text:span text:style-name="T38">מנגנון מיירסון לא מתאים כי </text:span><text:span text:style-name="T39">הוא עובד רק עם שחקנים חד-פרמטריים ואצלנו </text:span><text:span text:style-name="T38">לכל שחקן יש כמה פרמטרים. </text:span><text:span text:style-name="T40"><text:s text:c="3"/></text:span><text:span text:style-name="T31">הבעיה </text:span><text:span text:style-name="T38">ב</text:span><text:span text:style-name="T31">מנגנון וק"ג היא שסכום התשלומים של הדיירים קטן משכר-הדירה הכולל.</text:span><text:span text:style-name="T38"> <text:s text:c="4"/></text:span></text:p>
        </text:list-item>
        <text:list-item>
          <text:p text:style-name="P23"><text:span text:style-name="T26">הערה</text:span><text:span text:style-name="T41">: לכאורה יכלנו להריץ את מנגנון מיירסון או וק"ג על כל חדר בנפרד, כלומר לעשות מכרז-מחיר-שני על כל חדר בנפרד. אבל אז היתה בעיה אחרת - ייתכן שאדם אחד היה זוכה בשני חדרים או יותר.</text:span></text:p>
        </text:list-item>
      </text:list>
      <text:p text:style-name="P19"><text:span text:style-name="T29"/></text:p>
      <text:p text:style-name="P9">שאלה <text:span text:style-name="T18">6: תיכנות אלגוריתם</text:span></text:p>
      <text:p text:style-name="P24">רוצים לחלק n חדרים ל-n דיירים. <text:span text:style-name="T20">בשאלה זו</text:span> נניח שאין כסף - כל החדרים בחינם. כל דייר<text:span text:style-name="T15"> מיוצג ע"י המחלקה הבאה (...) <text:s/>כיתבו בשפה לבחירתכם </text:span>אלגוריתם המקבל כקלט n שחקנים, בודק אם קיימת השמת חדרים ללא קנאה, ואם כן - מציג את ההשמה. </text:p>
      <text:list xml:id="list784995868603556017" text:style-name="L2">
        <text:list-item>
          <text:p text:style-name="P26"><text:span text:style-name="T6">פתרון</text:span>:<text:span text:style-name="T21"> ראו בפתרון של אוריאל ויואב.</text:span></text:p>
        </text:list-item>
        <text:list-item>
          <text:p text:style-name="P26"><text:soft-page-break/><text:span text:style-name="T49">שימו לב!</text:span><text:span text:style-name="T21"> <text:s/>שאר הפתרונות הניחו שלכל דייר יש רק חדר אחד עם ערך מקסימלי. במקרה זה הבעיה קלה יחסית - קיימת חלוקה ללא קנאה אם-ורק-אם החדר המקסימלי של כל דייר הוא שונה. <text:s text:c="3"/>אבל, ייתכן שלחלק מהדיירים יש כמה חדרים עם ערך מקסימלי. היה לכך רמז בשאלה - היה רמז שצריך להשתמש באלגוריתם מוכר מתורת הגרפים. האלגוריתם הוא מציאת שידוך מושלם בגרף. קיימת חלוקה ללא קנאה אם-ורק-אם קיים שידוך מושלם בגרף שבו כל דייר מקושר לכל החדרים עם הערך המקסימלי עבורו.</text:span></text:p>
        </text:list-item>
      </text:list>
      <text:p text:style-name="P2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7T01:13:14.514608656</dc:date>
    <meta:editing-duration>P11DT4H39S</meta:editing-duration>
    <meta:editing-cycles>1354</meta:editing-cycles>
    <meta:document-statistic meta:table-count="0" meta:image-count="0" meta:object-count="0" meta:page-count="3" meta:paragraph-count="34" meta:word-count="799" meta:character-count="4267" meta:non-whitespace-character-count="3472"/>
  </office:meta>
</office:document-meta>
</file>